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1c4c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1c4c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1c4c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1c4c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1c4c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1c4c" style:text-line-through-style="none" style:text-line-through-type="none" style:font-name="Arial" fo:font-size="11pt" fo:font-style="normal" style:text-underline-style="none" fo:font-weight="bold" style:text-blinking="false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</style:style>
    <style:style style:name="P12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92929" style:text-line-through-style="none" style:text-line-through-type="none" style:font-name="Courier New" fo:font-size="12pt" fo:font-style="normal" style:text-underline-style="none" fo:font-weight="normal" style:text-blinking="false" fo:background-color="#f2f2f2"/>
    </style:style>
    <style:style style:name="P1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351c75" style:text-line-through-style="none" style:text-line-through-type="none" style:font-name="Courier New" fo:font-size="12pt" fo:font-style="normal" style:text-underline-style="none" fo:font-weight="normal" style:text-blinking="false" fo:background-color="#f2f2f2"/>
    </style:style>
    <style:style style:name="P1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</style:style>
    <style:style style:name="P19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</style:style>
    <style:style style:name="P24" style:family="paragraph" style:parent-style-name="Text_20_body">
      <style:paragraph-properties fo:margin-left="3.81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fo:font-size="13pt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0bd7e28-7fff-1f4e-1e9f-68e66d405e0d"/>Supervisor steps</text:p>
      <text:p text:style-name="Text_20_body"/>
      <text:list xml:id="list2345887493" text:style-name="L1">
        <text:list-item>
          <text:p text:style-name="P5">Create a sample python script</text:p>
        </text:list-item>
      </text:list>
      <text:p text:style-name="Text_20_body"/>
      <text:list xml:id="list2295115798" text:style-name="L2">
        <text:list-item>
          <text:p text:style-name="P6">Setup the logger files and others</text:p>
        </text:list-item>
      </text:list>
      <text:p text:style-name="Text_20_body"/>
      <text:list xml:id="list2654913693" text:style-name="L3">
        <text:list-item>
          <text:p text:style-name="P10"><text:span text:style-name="T3">Install supervisor</text:span><text:span text:style-name="T1"> </text:span></text:p>
        </text:list-item>
      </text:list>
      <text:p text:style-name="Text_20_body"/>
      <text:p text:style-name="P12">$ sudo apt-get install supervisor</text:p>
      <text:p text:style-name="Text_20_body"/>
      <text:p text:style-name="P12">$ sudo supervisord (check the installation is correct or not)</text:p>
      <text:p text:style-name="Text_20_body"/>
      <text:p text:style-name="P13"># Checking the status of supervisor</text:p>
      <text:p text:style-name="P12">$ sudo service supervisor status</text:p>
      <text:p text:style-name="Text_20_body"/>
      <text:p text:style-name="P13"># Staring supervisor</text:p>
      <text:p text:style-name="P12">$ sudo service supervisor start</text:p>
      <text:p text:style-name="Text_20_body"/>
      <text:p text:style-name="P13"># Stopping and restarting supervisor</text:p>
      <text:p text:style-name="P12">$ sudo service supervisor stop</text:p>
      <text:p text:style-name="Text_20_body"/>
      <text:p text:style-name="P12">$ sudo service supervisor restart</text:p>
      <text:p text:style-name="Text_20_body"><text:line-break/><text:line-break/><text:line-break/><text:line-break/></text:p>
      <text:list xml:id="list1840467092" text:style-name="L4">
        <text:list-item>
          <text:p text:style-name="P7">Setup the config file</text:p>
        </text:list-item>
      </text:list>
      <text:p text:style-name="P14">Creating a configuration file with any name (here “test_process”)</text:p>
      <text:p text:style-name="Text_20_body"/>
      <text:p text:style-name="P15"><text:span text:style-name="T4">$ </text:span><text:span text:style-name="T5">sudo nano /etc/supervisor/conf.d/test_process.conf</text:span></text:p>
      <text:p text:style-name="P16">(text the given content in terminal)</text:p>
      <text:p text:style-name="P16">[program:test_process]</text:p>
      <text:p text:style-name="Text_20_body"/>
      <text:p text:style-name="P16"><text:soft-page-break/>Command = /home/akshay/Desktop/django_supervisor/spr/bin/python3    /home/akshay/Desktop/django_supervisor/simple_code.py</text:p>
      <text:p text:style-name="P16">(** here command is  (python environment path) (python script path.))</text:p>
      <text:p text:style-name="Text_20_body"/>
      <text:p text:style-name="P16">stderr_logfile=/var/log/long.err.log</text:p>
      <text:p text:style-name="Text_20_body"/>
      <text:p text:style-name="P16">stdout_logfile=/var/log/long.out.log</text:p>
      <text:p text:style-name="Text_20_body"/>
      <text:p text:style-name="P16">autostart=true</text:p>
      <text:p text:style-name="Text_20_body"/>
      <text:p text:style-name="P16">autorestart=true</text:p>
      <text:p text:style-name="Text_20_body"><text:line-break/><text:line-break/></text:p>
      <text:p text:style-name="P17"> </text:p>
      <text:p text:style-name="Text_20_body"/>
      <text:list xml:id="list2565828277" text:style-name="L5">
        <text:list-item>
          <text:p text:style-name="P8">Get into the supervisor console.</text:p>
        </text:list-item>
      </text:list>
      <text:p text:style-name="P11"><text:span text:style-name="T7">        </text:span><text:span text:style-name="T4">$ </text:span><text:span text:style-name="T5">sudo supervisorctl</text:span></text:p>
      <text:p text:style-name="Text_20_body"/>
      <text:p text:style-name="P11"><text:span text:style-name="T7">            </text:span><text:span text:style-name="T6">[reread - command]</text:span><text:span text:style-name="T7">            </text:span></text:p>
      <text:p text:style-name="P19">supervisor&gt; reread</text:p>
      <text:p text:style-name="P24">count_task: available</text:p>
      <text:p text:style-name="P24">test_process: available</text:p>
      <text:p text:style-name="Text_20_body"/>
      <text:p text:style-name="P20">[add] - run the task continousily.</text:p>
      <text:p text:style-name="P19">supervisor&gt; add test_process</text:p>
      <text:p text:style-name="P24">test_process: added process group</text:p>
      <text:p text:style-name="Text_20_body"/>
      <text:p text:style-name="P20">[stop]</text:p>
      <text:p text:style-name="P19">supervisor&gt; stop test_process</text:p>
      <text:p text:style-name="P24">test_process: stopped</text:p>
      <text:p text:style-name="P20">[remove]</text:p>
      <text:p text:style-name="P19">supervisor&gt; remove test_process</text:p>
      <text:p text:style-name="P24">test_process: removed process group</text:p>
      <text:p text:style-name="Text_20_body"/>
      <text:p text:style-name="P11"><text:soft-page-break/><text:span text:style-name="T7">    </text:span><text:span text:style-name="T4">Then it will run continuously without stopping. When an error raises automatically, restart the server. The log details write in the log files that we are configured.</text:span></text:p>
      <text:p text:style-name="Text_20_body"><text:line-break/><text:line-break/></text:p>
      <text:list xml:id="list2028992040" text:style-name="L6">
        <text:list-item>
          <text:p text:style-name="P9">Checking it works in the supervisor console.</text:p>
        </text:list-item>
      </text:list>
      <text:p text:style-name="Text_20_body"/>
      <text:p text:style-name="P15"><text:span text:style-name="T4">$ </text:span><text:span text:style-name="T5">tail -f /var/log/long.err.log </text:span><text:span text:style-name="T4">(std_err file given in supervisor config)</text:span></text:p>
      <text:p text:style-name="P20">2022-04-08 16:28:11,237 INFO root Generated 4. Sleeping</text:p>
      <text:p text:style-name="P20">2022-04-08 16:28:12,239 INFO root Generated 2. Sleeping</text:p>
      <text:p text:style-name="P20">2022-04-08 16:28:13,241 INFO root Generated 7. Sleeping</text:p>
      <text:p text:style-name="P20">2022-04-08 16:28:14,243 INFO root Generated 1. Sleeping</text:p>
      <text:p text:style-name="P20">2022-04-08 16:28:15,245 INFO root Generated 7. Sleeping</text:p>
      <text:p text:style-name="P20">2022-04-08 16:28:16,246 INFO root Generated 5. Sleeping</text:p>
      <text:p text:style-name="P20">2022-04-08 16:28:17,248 ERROR root Generated 10. Application Crashing</text:p>
      <text:p text:style-name="P20">Traceback (most recent call last):</text:p>
      <text:p text:style-name="P22">  <text:span text:style-name="T2">File "/home/akshay/Desktop/django_supervisor/simple_code.py", line 30, in &lt;module&gt;</text:span></text:p>
      <text:p text:style-name="P23"><text:span text:style-name="T7">    </text:span><text:span text:style-name="T6">main()</text:span></text:p>
      <text:p text:style-name="P22">  <text:span text:style-name="T2">File "/home/akshay/Desktop/django_supervisor/simple_code.py", line 23, in main</text:span></text:p>
      <text:p text:style-name="P23"><text:span text:style-name="T7">    </text:span><text:span text:style-name="T6">raise Exception('Application Crashing')</text:span></text:p>
      <text:p text:style-name="P20">Exception: Application Crashing</text:p>
      <text:p text:style-name="P20">2022-04-08 16:28:18,362 INFO root Generated 1. Sleeping</text:p>
      <text:p text:style-name="Text_20_body"/>
      <text:p text:style-name="P21">It gives all outputs including INFO and ERROR</text:p>
      <text:p text:style-name="Text_20_body"/>
      <text:p text:style-name="P4">    </text:p>
      <text:p text:style-name="Text_20_body"/>
      <text:p text:style-name="P18"><text:span text:style-name="T4">$ </text:span><text:span text:style-name="T5">tail -f /var/log/long.out.log</text:span><text:span text:style-name="T7">  </text:span><text:span text:style-name="T4">(std_out file given in supervisor config)</text:span></text:p>
      <text:p text:style-name="P11"><text:span text:style-name="T7">            </text:span><text:span text:style-name="T4">Starting the simple test application</text:span></text:p>
      <text:p text:style-name="P21">Starting the simple test application</text:p>
      <text:p text:style-name="P21">Starting the simple test application</text:p>
      <text:p text:style-name="P21">Starting the simple test application</text:p>
      <text:p text:style-name="P21">Starting the simple test application</text:p>
      <text:p text:style-name="P21">Starting the simple test application</text:p>
      <text:p text:style-name="P21">Starting the simple test application</text:p>
      <text:p text:style-name="P11"><text:soft-page-break/><text:span text:style-name="T7">            </text:span></text:p>
      <text:p text:style-name="P11"><text:span text:style-name="T7">            </text:span><text:span text:style-name="T4">It gives an output when the application is restarted(crash application by an error and restart.)</text:span></text:p>
      <text:p text:style-name="Text_20_body"><text:line-break/><text:line-break/><text:line-break/><text:line-break/><text:line-break/></text:p>
      <text:p text:style-name="P2">Logger Configuration</text:p>
      <text:p text:style-name="Text_20_body"/>
      <text:p text:style-name="P3">""" Logger Module """</text:p>
      <text:p text:style-name="P3">import logging</text:p>
      <text:p text:style-name="P3">from datetime import datetime</text:p>
      <text:p text:style-name="P3">from logging.config import dictConfig</text:p>
      <text:p text:style-name="Text_20_body"/>
      <text:p text:style-name="P3">from pythonjsonlogger import jsonlogger</text:p>
      <text:p text:style-name="Text_20_body"/>
      <text:p text:style-name="P3">class ErrorLoggerDict:</text:p>
      <text:p text:style-name="P11"><text:span text:style-name="T7">    </text:span><text:span text:style-name="T6">""" Dict logger """</text:span></text:p>
      <text:p text:style-name="Text_20_body"/>
      <text:p text:style-name="P11"><text:span text:style-name="T7">    </text:span><text:span text:style-name="T6">def __init__(self):</text:span></text:p>
      <text:p text:style-name="P11"><text:span text:style-name="T7">        </text:span><text:span text:style-name="T6">self.logging_config = {}</text:span></text:p>
      <text:p text:style-name="P11"><text:span text:style-name="T7">        </text:span><text:span text:style-name="T6">self.config()</text:span></text:p>
      <text:p text:style-name="P11"><text:span text:style-name="T7">        </text:span><text:span text:style-name="T6">self.logger()</text:span></text:p>
      <text:p text:style-name="Text_20_body"/>
      <text:p text:style-name="P11"><text:span text:style-name="T7">    </text:span><text:span text:style-name="T6">def config(self):</text:span></text:p>
      <text:p text:style-name="P11"><text:span text:style-name="T7">        </text:span><text:span text:style-name="T6">""" logger function """</text:span></text:p>
      <text:p text:style-name="P11"><text:span text:style-name="T7">        </text:span><text:span text:style-name="T6">self.logging_config = {</text:span></text:p>
      <text:p text:style-name="P11"><text:span text:style-name="T7">            </text:span><text:span text:style-name="T6">'version': 1,</text:span></text:p>
      <text:p text:style-name="P11"><text:span text:style-name="T7">            </text:span><text:span text:style-name="T6">'loggers': {</text:span></text:p>
      <text:p text:style-name="P11"><text:span text:style-name="T7">                </text:span><text:span text:style-name="T6">'': {</text:span></text:p>
      <text:p text:style-name="P11"><text:span text:style-name="T7">                    </text:span><text:span text:style-name="T6">'level': 'NOTSET',</text:span></text:p>
      <text:p text:style-name="P11"><text:span text:style-name="T7">                    </text:span><text:span text:style-name="T6">'handlers': ['debug_console_handler',</text:span></text:p>
      <text:p text:style-name="P11"><text:span text:style-name="T7">                                 </text:span><text:span text:style-name="T6">'info_rotating_file_handler',</text:span></text:p>
      <text:p text:style-name="P11"><text:span text:style-name="T7">                                 </text:span><text:span text:style-name="T6">'error_file_handler'],</text:span></text:p>
      <text:p text:style-name="P11"><text:span text:style-name="T7">                </text:span><text:span text:style-name="T6">},</text:span></text:p>
      <text:p text:style-name="P11"><text:soft-page-break/><text:span text:style-name="T7">            </text:span><text:span text:style-name="T6">},</text:span></text:p>
      <text:p text:style-name="P11"><text:span text:style-name="T7">            </text:span><text:span text:style-name="T6">'formatters': {</text:span></text:p>
      <text:p text:style-name="P11"><text:span text:style-name="T7">                </text:span><text:span text:style-name="T6">'debug': {</text:span></text:p>
      <text:p text:style-name="P11"><text:span text:style-name="T7">                    </text:span><text:span text:style-name="T6">'format': '%(asctime)s - %(levelname)s - %(name)s ::'</text:span></text:p>
      <text:p text:style-name="P11"><text:span text:style-name="T7">                              </text:span><text:span text:style-name="T6">' %(message)s'</text:span></text:p>
      <text:p text:style-name="P11"><text:span text:style-name="T7">                </text:span><text:span text:style-name="T6">},</text:span></text:p>
      <text:p text:style-name="P11"><text:span text:style-name="T7">                </text:span><text:span text:style-name="T6">'info': {</text:span></text:p>
      <text:p text:style-name="P11"><text:span text:style-name="T7">                    </text:span><text:span text:style-name="T6">'format': '%(asctime)s - %(levelname)s - %(name)s : '</text:span></text:p>
      <text:p text:style-name="P11"><text:span text:style-name="T7">                              </text:span><text:span text:style-name="T6">'%(filename)s - (%(lineno)s) :: %(message)s',</text:span></text:p>
      <text:p text:style-name="P11"><text:span text:style-name="T7">                    </text:span><text:span text:style-name="T6">"()": "pythonjsonlogger.jsonlogger.JsonFormatter"</text:span></text:p>
      <text:p text:style-name="Text_20_body"/>
      <text:p text:style-name="P11"><text:span text:style-name="T7">                </text:span><text:span text:style-name="T6">},</text:span></text:p>
      <text:p text:style-name="P11"><text:span text:style-name="T7">                </text:span><text:span text:style-name="T6">'error': {</text:span></text:p>
      <text:p text:style-name="P11"><text:span text:style-name="T7">                    </text:span><text:span text:style-name="T6">'format': '%(asctime)s - %(levelname)s - %(name)s - '</text:span></text:p>
      <text:p text:style-name="P11"><text:span text:style-name="T7">                              </text:span><text:span text:style-name="T6">'%(process)d :: %(filename)s - (%(lineno)s) '</text:span></text:p>
      <text:p text:style-name="P11"><text:span text:style-name="T7">                              </text:span><text:span text:style-name="T6">':: %(message)s',</text:span></text:p>
      <text:p text:style-name="P11"><text:span text:style-name="T7">                    </text:span><text:span text:style-name="T6">"()": "pythonjsonlogger.jsonlogger.JsonFormatter"</text:span></text:p>
      <text:p text:style-name="P11"><text:span text:style-name="T7">                </text:span><text:span text:style-name="T6">},</text:span></text:p>
      <text:p text:style-name="P11"><text:span text:style-name="T7">            </text:span><text:span text:style-name="T6">},</text:span></text:p>
      <text:p text:style-name="P11"><text:span text:style-name="T7">            </text:span><text:span text:style-name="T6">'handlers': {</text:span></text:p>
      <text:p text:style-name="P11"><text:span text:style-name="T7">                </text:span><text:span text:style-name="T6">'debug_console_handler': {</text:span></text:p>
      <text:p text:style-name="P11"><text:span text:style-name="T7">                    </text:span><text:span text:style-name="T6">'level': 'DEBUG',</text:span></text:p>
      <text:p text:style-name="P11"><text:span text:style-name="T7">                    </text:span><text:span text:style-name="T6">'formatter': 'debug',</text:span></text:p>
      <text:p text:style-name="P11"><text:span text:style-name="T7">                    </text:span><text:span text:style-name="T6">'class': 'logging.StreamHandler',</text:span></text:p>
      <text:p text:style-name="P11"><text:span text:style-name="T7">                    </text:span><text:span text:style-name="T6">'stream': 'ext://sys.stdout',</text:span></text:p>
      <text:p text:style-name="P11"><text:span text:style-name="T7">                </text:span><text:span text:style-name="T6">},</text:span></text:p>
      <text:p text:style-name="P11"><text:span text:style-name="T7">                </text:span><text:span text:style-name="T6">'info_rotating_file_handler': {</text:span></text:p>
      <text:p text:style-name="P11"><text:span text:style-name="T7">                    </text:span><text:span text:style-name="T6">'level': 'INFO',</text:span></text:p>
      <text:p text:style-name="P11"><text:span text:style-name="T7">                    </text:span><text:span text:style-name="T6">'formatter': 'info',</text:span></text:p>
      <text:p text:style-name="P11"><text:span text:style-name="T7">                    </text:span><text:span text:style-name="T6">'class': 'logging.handlers.RotatingFileHandler',</text:span></text:p>
      <text:p text:style-name="P11"><text:span text:style-name="T7">                    </text:span><text:span text:style-name="T6">'filename': '/home/akshay/Desktop/django_supervisor/log/info.log',</text:span></text:p>
      <text:p text:style-name="P11"><text:span text:style-name="T7">                    </text:span><text:span text:style-name="T6">'mode': 'a',</text:span></text:p>
      <text:p text:style-name="P11"><text:span text:style-name="T7">                    </text:span><text:span text:style-name="T6">'maxBytes': 1048576,</text:span></text:p>
      <text:p text:style-name="P11"><text:span text:style-name="T7">                    </text:span><text:span text:style-name="T6">'backupCount': 10</text:span></text:p>
      <text:p text:style-name="P11"><text:span text:style-name="T7">                </text:span><text:span text:style-name="T6">},</text:span></text:p>
      <text:p text:style-name="P11"><text:span text:style-name="T7">                </text:span><text:span text:style-name="T6">'error_file_handler': {</text:span></text:p>
      <text:p text:style-name="P11"><text:span text:style-name="T7">                    </text:span><text:span text:style-name="T6">'level': 'WARNING',</text:span></text:p>
      <text:p text:style-name="P11"><text:span text:style-name="T7">                    </text:span><text:span text:style-name="T6">'formatter': 'error',</text:span></text:p>
      <text:p text:style-name="P11"><text:soft-page-break/><text:span text:style-name="T7">                    </text:span><text:span text:style-name="T6">'class': 'logging.FileHandler',</text:span></text:p>
      <text:p text:style-name="P11"><text:span text:style-name="T7">                    </text:span><text:span text:style-name="T6">'filename': '/home/akshay/Desktop/django_supervisor/log/error.log',</text:span></text:p>
      <text:p text:style-name="P11"><text:span text:style-name="T7">                    </text:span><text:span text:style-name="T6">'mode': 'a',</text:span></text:p>
      <text:p text:style-name="P11"><text:span text:style-name="T7">                </text:span><text:span text:style-name="T6">},</text:span></text:p>
      <text:p text:style-name="P11"><text:span text:style-name="T7">            </text:span><text:span text:style-name="T6">},</text:span></text:p>
      <text:p text:style-name="P11"><text:span text:style-name="T7">        </text:span><text:span text:style-name="T6">}</text:span></text:p>
      <text:p text:style-name="Text_20_body"/>
      <text:p text:style-name="P11"><text:span text:style-name="T7">    </text:span><text:span text:style-name="T6">def logger(self):</text:span></text:p>
      <text:p text:style-name="P11"><text:span text:style-name="T7">        </text:span><text:span text:style-name="T6">""" logger method """</text:span></text:p>
      <text:p text:style-name="P11"><text:span text:style-name="T7">        </text:span><text:span text:style-name="T6">dictConfig(self.logging_config)</text:span></text:p>
      <text:p text:style-name="Text_20_body"/>
      <text:p text:style-name="P3">class CustomJsonFormatter(jsonlogger.JsonFormatter):</text:p>
      <text:p text:style-name="P11"><text:span text:style-name="T7">    </text:span><text:span text:style-name="T6">""" custom json formatter"""</text:span></text:p>
      <text:p text:style-name="Text_20_body"/>
      <text:p text:style-name="P11"><text:span text:style-name="T7">    </text:span><text:span text:style-name="T6">def add_fields(self, log_record, record, message_dict):</text:span></text:p>
      <text:p text:style-name="P11"><text:span text:style-name="T7">        </text:span><text:span text:style-name="T6">super().add_fields(log_record, record, message_dict)</text:span></text:p>
      <text:p text:style-name="P11"><text:span text:style-name="T7">        </text:span><text:span text:style-name="T6">if not log_record.get('timestamp'):</text:span></text:p>
      <text:p text:style-name="P11"><text:span text:style-name="T7">            </text:span><text:span text:style-name="T6"># this doesn't use record.created, so it is slightly off</text:span></text:p>
      <text:p text:style-name="P11"><text:span text:style-name="T7">            </text:span><text:span text:style-name="T6">now = datetime.utcnow().strftime('%Y-%m-%dT%H:%M:%S.%fZ')</text:span></text:p>
      <text:p text:style-name="P11"><text:span text:style-name="T7">            </text:span><text:span text:style-name="T6">log_record['timestamp'] = now</text:span></text:p>
      <text:p text:style-name="P11"><text:span text:style-name="T7">        </text:span><text:span text:style-name="T6">if log_record.get('level'):</text:span></text:p>
      <text:p text:style-name="P11"><text:span text:style-name="T7">            </text:span><text:span text:style-name="T6">log_record['level'] = log_record['level'].upper()</text:span></text:p>
      <text:p text:style-name="P11"><text:span text:style-name="T7">        </text:span><text:span text:style-name="T6">else:</text:span></text:p>
      <text:p text:style-name="P11"><text:span text:style-name="T7">            </text:span><text:span text:style-name="T6">log_record['level'] = record.levelname</text:span></text:p>
      <text:p text:style-name="Text_20_body"/>
      <text:p text:style-name="P3">class ErrorLogger:</text:p>
      <text:p text:style-name="P11"><text:span text:style-name="T7">    </text:span><text:span text:style-name="T6">""" Error logger using basic logging class methods """</text:span></text:p>
      <text:p text:style-name="Text_20_body"/>
      <text:p text:style-name="P11"><text:span text:style-name="T7">    </text:span><text:span text:style-name="T6">def __init__(self):</text:span></text:p>
      <text:p text:style-name="P11"><text:span text:style-name="T7">        </text:span><text:span text:style-name="T6">self.logger = None</text:span></text:p>
      <text:p text:style-name="P11"><text:span text:style-name="T7">        </text:span><text:span text:style-name="T6">self.config()</text:span></text:p>
      <text:p text:style-name="P11"><text:span text:style-name="T7">        </text:span><text:span text:style-name="T6">self.logg()</text:span></text:p>
      <text:p text:style-name="Text_20_body"/>
      <text:p text:style-name="P11"><text:span text:style-name="T7">    </text:span><text:span text:style-name="T6">def config(self):</text:span></text:p>
      <text:p text:style-name="P11"><text:span text:style-name="T7">        </text:span><text:span text:style-name="T6">""" config logger function"""</text:span></text:p>
      <text:p text:style-name="P11"><text:span text:style-name="T7">        </text:span><text:span text:style-name="T6">self.logger = logging.getLogger()</text:span></text:p>
      <text:p text:style-name="P11"><text:span text:style-name="T7">        </text:span><text:span text:style-name="T6">self.logger.setLevel(logging.NOTSET)</text:span></text:p>
      <text:p text:style-name="Text_20_body"><text:soft-page-break/></text:p>
      <text:p text:style-name="P11"><text:span text:style-name="T7">    </text:span><text:span text:style-name="T6">def logg(self):</text:span></text:p>
      <text:p text:style-name="P11"><text:span text:style-name="T7">        </text:span><text:span text:style-name="T6">""" logger function """</text:span></text:p>
      <text:p text:style-name="P11"><text:span text:style-name="T7">        </text:span><text:span text:style-name="T6">formatter_console = logging.Formatter('%(asctime)s %(levelname)s'</text:span></text:p>
      <text:p text:style-name="P11"><text:span text:style-name="T7">                                              </text:span><text:span text:style-name="T6">' %(name)s %(message)s')</text:span></text:p>
      <text:p text:style-name="P11"><text:span text:style-name="T7">        </text:span><text:span text:style-name="T6">formatter_json = jsonlogger.JsonFormatter('%(timestamp)s %(level)s'</text:span></text:p>
      <text:p text:style-name="P11"><text:span text:style-name="T7">                                                  </text:span><text:span text:style-name="T6">' %(name)s %(message)s')</text:span></text:p>
      <text:p text:style-name="P11"><text:span text:style-name="T7">        </text:span><text:span text:style-name="T6">formatter_custom = CustomJsonFormatter('%(timestamp)s %(level)s '</text:span></text:p>
      <text:p text:style-name="P11"><text:span text:style-name="T7">                                               </text:span><text:span text:style-name="T6">'%(name)s %(message)s')</text:span></text:p>
      <text:p text:style-name="Text_20_body"/>
      <text:p text:style-name="P11"><text:span text:style-name="T7">        </text:span><text:span text:style-name="T6">stream_handler = logging.StreamHandler()</text:span></text:p>
      <text:p text:style-name="P11"><text:span text:style-name="T7">        </text:span><text:span text:style-name="T6">stream_handler.setFormatter(formatter_console)</text:span></text:p>
      <text:p text:style-name="Text_20_body"/>
      <text:p text:style-name="P11"><text:span text:style-name="T7">        </text:span><text:span text:style-name="T6">file_handler_err = logging.FileHandler('/home/akshay/Desktop/django_supervisor/log/error.log')</text:span></text:p>
      <text:p text:style-name="P11"><text:span text:style-name="T7">        </text:span><text:span text:style-name="T6">file_handler_err.setLevel(logging.ERROR)</text:span></text:p>
      <text:p text:style-name="P11"><text:span text:style-name="T7">        </text:span><text:span text:style-name="T6">file_handler_err.setFormatter(formatter_json)</text:span></text:p>
      <text:p text:style-name="Text_20_body"/>
      <text:p text:style-name="P11"><text:span text:style-name="T7">        </text:span><text:span text:style-name="T6">file_handler_info = logging.FileHandler('/home/akshay/Desktop/django_supervisor/log/info.log')</text:span></text:p>
      <text:p text:style-name="P11"><text:span text:style-name="T7">        </text:span><text:span text:style-name="T6">file_handler_info.setLevel(logging.INFO)</text:span></text:p>
      <text:p text:style-name="P11"><text:span text:style-name="T7">        </text:span><text:span text:style-name="T6">file_handler_info.setFormatter(formatter_custom)</text:span></text:p>
      <text:p text:style-name="Text_20_body"/>
      <text:p text:style-name="P11"><text:span text:style-name="T7">        </text:span><text:span text:style-name="T6">self.logger.addHandler(stream_handler)</text:span></text:p>
      <text:p text:style-name="P11"><text:span text:style-name="T7">        </text:span><text:span text:style-name="T6">self.logger.addHandler(file_handler_err)</text:span></text:p>
      <text:p text:style-name="P11"><text:span text:style-name="T7">        </text:span><text:span text:style-name="T6">self.logger.addHandler(file_handler_info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18:12:07.817448527</meta:creation-date>
    <dc:date>2022-04-08T18:12:36.081918551</dc:date>
    <meta:editing-duration>PT29S</meta:editing-duration>
    <meta:editing-cycles>1</meta:editing-cycles>
    <meta:document-statistic meta:table-count="0" meta:image-count="0" meta:object-count="0" meta:page-count="7" meta:paragraph-count="183" meta:word-count="625" meta:character-count="7428" meta:non-whitespace-character-count="5416"/>
    <meta:generator>LibreOffice/6.0.7.3$Linux_X86_64 LibreOffice_project/00m0$Build-3</meta:generator>
  </office:meta>
</office:document-meta>
</file>